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Function \ Tag</text:p>
          </table:table-cell>
          <table:table-cell table:style-name="ce1" office:value-type="string" calcext:value-type="string">
            <text:p>productive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framework</text:p>
          </table:table-cell>
          <table:table-cell table:style-name="ce1" office:value-type="string" calcext:value-type="string">
            <text:p>frequent</text:p>
          </table:table-cell>
          <table:table-cell table:style-name="ce1" office:value-type="string" calcext:value-type="string">
            <text:p>event-handler</text:p>
          </table:table-cell>
          <table:table-cell table:style-name="ce1" office:value-type="string" calcext:value-type="string">
            <text:p>onButton</text:p>
          </table:table-cell>
          <table:table-cell table:style-name="ce1" office:value-type="string" calcext:value-type="string">
            <text:p>onClick</text:p>
          </table:table-cell>
          <table:table-cell table:style-name="ce1" office:value-type="string" calcext:value-type="string">
            <text:p>onDrag</text:p>
          </table:table-cell>
          <table:table-cell table:style-name="ce1" office:value-type="string" calcext:value-type="string">
            <text:p>callback</text:p>
          </table:table-cell>
          <table:table-cell table:style-name="ce1" office:value-type="string" calcext:value-type="string">
            <text:p>report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coordinate-space-conversion</text:p>
          </table:table-cell>
          <table:table-cell table:style-name="ce1" office:value-type="string" calcext:value-type="string">
            <text:p>UpDnArrow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class NeedleFinder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__init__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nTes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lass NeedleFinderWidge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__init__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up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eanup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Relo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ReloadAnd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StartStopGivingNeedleTipsToggle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StartStopGivingObturatorNeedleTipsToggle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StartStopGivingValidationControlPointsToggle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serv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Even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cessEventNeedleValidati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cessEventAddObturatorNeedleTip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cessEventAddManualTip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Sav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veFileSelected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Load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adFileSelected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Rese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ss NeedleFinderLogic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__init__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Image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ayDispl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eScreensh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awIsoSurfaces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wIsoSurfac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deIsoSurfac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layNeedleTub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formatSagittalView4Need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ndLabelNeedle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uterPolydataAndMatr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Conto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ray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nom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bonacci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epSiz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Tabl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TableRevers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jk2ras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s2ijk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edleDet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edleValidati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bturatorNeedl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iveFun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bjectiveFunctionL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ndTip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edleDetectionThrea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edleDetectionUPThr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awObturatorNeed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awValidationNeedl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NeedleToScene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SegmentedNeed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InsertionNeed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etNeedleDetecti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etNeedleValidati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ngeCurso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geValue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rollPoin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idationNeed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itTableView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SegmentedNeedleToTabl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Radi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edleSegmen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Butt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BentNeed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eed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owOneNeed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Mod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RadPlann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RadSegmen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Conto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Contou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Fiduc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formatNeed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awIsoSurfaces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turnTip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tValidati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ectCurrentAxialSlic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ortEvalu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usdorffDistance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valuat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Tip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edleMatching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dManualTi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anceTwoPoints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ipPolyDat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W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tColors25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Color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HolesCoordinat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Label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ParameterN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ameterN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tBoldFo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veParameters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adParameters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ayDispl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Up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n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NeedleFinder1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 style:data-style-name="N2" text:time-value="09:43:02.229344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2T12:21:19.122182257</dc:date>
    <meta:generator>LibreOffice/4.2.7.2$Linux_X86_64 LibreOffice_project/420m0$Build-2</meta:generator>
    <meta:editing-duration>PT1H27M10S</meta:editing-duration>
    <meta:editing-cycles>5</meta:editing-cycles>
    <meta:document-statistic meta:table-count="1" meta:cell-count="236" meta:object-count="0"/>
  </office:meta>
</office:document-meta>
</file>